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61" draw:name="Title 1" svg:x="1.66667in" svg:y="1.22743in" svg:width="10in" svg:height="2.61111in" presentation:class="title" presentation:placeholder="false">
          <draw:text-box>
            <text:p text:style-name="a360" text:class-names="" text:cond-style-name=""><text:span text:style-name="a357" text:class-names="">The first<text:s text:c="1"/></text:span><text:span text:style-name="a358" text:class-names="">change</text:span><text:span text:style-name="a359" text:class-names=""/></text:p>
          </draw:text-box>
          <svg:title/>
          <svg:desc/>
        </draw:frame>
        <draw:frame draw:id="id64" presentation:style-name="a362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63" draw:master-page-name="Master1-Layout2-obj-Title-and-Content" presentation:presentation-page-layout-name="Master1-PPL2" draw:id="Slide-257">
        <draw:frame draw:id="id65" presentation:style-name="a364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6" presentation:style-name="a371" draw:name="Content Placeholder 2" svg:x="0.91667in" svg:y="1.99653in" svg:width="11.5in" svg:height="4.75868in" presentation:class="outline" presentation:placeholder="false">
          <draw:text-box>
            <text:list text:style-name="a370">
              <text:list-item>
                <text:p text:style-name="a369" text:class-names="" text:cond-style-name=""><text:span text:style-name="a365" text:class-names="">Slide<text:s text:c="1"/></text:span><text:span text:style-name="a366" text:class-names="">1<text:s text:c="1"/></text:span><text:span text:style-name="a367" text:class-names=""><text:s text:c="1"/>here</text:span><text:span text:style-name="a368" text:class-names=""/></text:p>
              </text:list-item>
            </text:list>
          </draw:text-box>
          <svg:title/>
          <svg:desc/>
        </draw:frame>
      </draw:page>
      <draw:page draw:name="Slide3" draw:style-name="a372" draw:master-page-name="Master1-Layout2-obj-Title-and-Content" presentation:presentation-page-layout-name="Master1-PPL2" draw:id="Slide-258">
        <draw:frame draw:id="id67" presentation:style-name="a373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8" presentation:style-name="a377" draw:name="Content Placeholder 2" svg:x="0.91667in" svg:y="1.99653in" svg:width="11.5in" svg:height="4.75868in" presentation:class="outline" presentation:placeholder="false">
          <draw:text-box>
            <text:list text:style-name="a376">
              <text:list-item>
                <text:p text:style-name="a375" text:class-names="" text:cond-style-name=""><text:span text:style-name="a374" text:class-names="">sLide 2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7/11/2014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7/11/2014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7/11/2014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7/11/2014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7/11/2014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7/11/2014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7/11/2014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7/11/2014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7/11/2014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7/11/2014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7/11/2014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7/11/2014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he first presentation</dc:title>
    <meta:initial-creator>KEENA, TARA</meta:initial-creator>
    <dc:creator>KEENA, TARA</dc:creator>
    <meta:creation-date>2014-11-27T11:15:27Z</meta:creation-date>
    <dc:date>2014-11-27T11:44:23Z</dc:date>
    <meta:editing-cycles>1</meta:editing-cycles>
    <meta:editing-duration>PT526S</meta:editing-duration>
    <meta:document-statistic meta:paragraph-count="3" meta:word-count="8"/>
  </office:meta>
</office:document-meta>
</file>